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6E6FF"/>
    </style:style>
    <style:style style:name="ce3" style:family="table-cell" style:parent-style-name="Default" style:data-style-name="N36">
      <style:table-cell-properties fo:border="thin solid #000000" fo:background-color="#E6E6FF"/>
    </style:style>
    <style:style style:name="ce4" style:family="table-cell" style:parent-style-name="Default" style:data-style-name="N36">
      <style:table-cell-properties fo:border="thin solid #000000" style:vertical-align="automatic" fo:background-color="#E6E6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E6E6E6"/>
    </style:style>
    <style:style style:name="ce11" style:family="table-cell" style:parent-style-name="Default" style:data-style-name="N36">
      <style:table-cell-properties fo:border="thin solid #000000" fo:background-color="#FFFFCC"/>
    </style:style>
    <style:style style:name="ce12" style:family="table-cell" style:parent-style-name="Default" style:data-style-name="N0">
      <style:table-cell-properties fo:border="thin solid #000000" fo:background-color="#FFFFCC"/>
    </style:style>
    <style:style style:name="ce13" style:family="table-cell" style:parent-style-name="Default" style:data-style-name="N0">
      <style:table-cell-properties style:vertical-align="automatic" fo:background-color="#E6E6FF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E6E6FF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302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6.45583333333333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3.30729166666667cm"/>
    </style:style>
    <style:style style:name="ro1" style:family="table-row">
      <style:table-row-properties style:row-height="23.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ametres.$A$2:.$A$5])" table:base-cell-address="Temps.A4">
          <table:help-message/>
          <table:error-message/>
        </table:content-validation>
        <table:content-validation table:name="val2" table:condition="of:cell-content-is-in-list([Parametres.$A$2:.$A$6])" table:base-cell-address="Temps.A7">
          <table:help-message/>
          <table:error-message/>
        </table:content-validation>
        <table:content-validation table:name="val3" table:condition="of:cell-content-is-in-list([Parametres.$B$2:.$B$7])" table:base-cell-address="Temps.B4">
          <table:help-message/>
          <table:error-message/>
        </table:content-validation>
        <table:content-validation table:name="val4" table:condition="of:cell-content-is-in-list([Parametres.$D$2:.$D$14])" table:base-cell-address="Temps.B36">
          <table:help-message/>
          <table:error-message/>
        </table:content-validation>
        <table:content-validation table:name="val5" table:condition="of:cell-content-is-in-list([Parametres.$C$2:.$C$4])" table:base-cell-address="Temps.E4">
          <table:help-message/>
          <table:error-message/>
        </table:content-validation>
        <table:content-validation table:name="val6" table:condition="of:cell-content-is-in-list([Parametres.$D$2:.$D$20])" table:base-cell-address="Temps.B7">
          <table:help-message/>
          <table:error-message/>
        </table:content-validation>
      </table:content-validations>
      <table:table table:name="Tem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5" table:number-rows-spanned="1" table:style-name="ce8">
            <text:p>Suivi des temps passé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9">
            <text:p>Saisie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content-validation-name="val1" table:style-name="ce1">
            <text:p>Game of Math</text:p>
          </table:table-cell>
          <table:table-cell table:content-validation-name="val3" table:style-name="ce1"/>
          <table:table-cell office:value-type="string" table:style-name="ce1">
            <text:p>Groupe B</text:p>
          </table:table-cell>
          <table:table-cell table:style-name="ce1"/>
          <table:table-cell table:content-validation-name="val5" table:style-name="ce1"/>
          <table:table-cell table:number-columns-repeated="16379"/>
        </table:table-row>
        <table:table-row table:style-name="ro2">
          <table:table-cell table:content-validation-name="val1" table:style-name="ce1"/>
          <table:table-cell table:number-columns-repeated="16383" table:style-name="ce1"/>
        </table:table-row>
        <table:table-row table:style-name="ro2">
          <table:table-cell office:value-type="string" table:content-validation-name="val1" table:style-name="ce2">
            <text:p>Nom de l'étudiant</text:p>
          </table:table-cell>
          <table:table-cell office:value-type="string" table:style-name="ce2">
            <text:p>Tâche</text:p>
          </table:table-cell>
          <table:table-cell office:value-type="string" table:style-name="ce3">
            <text:p>Temps passé (en heures)</text:p>
          </table:table-cell>
          <table:table-cell office:value-type="string" table:style-name="ce4">
            <text:p>Date</text:p>
          </table:table-cell>
          <table:table-cell office:value-type="string" table:style-name="ce2">
            <text:p>Observations</text:p>
          </table:table-cell>
          <table:table-cell table:number-columns-repeated="16379"/>
        </table:table-row>
        <table:table-row table:style-name="ro2">
          <table:table-cell office:value-type="string" table:content-validation-name="val2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2-02T00:00:00" table:style-name="ce7">
            <text:p>02/02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2-09T00:00:00" table:style-name="ce7">
            <text:p>09/02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2-16T00:00:00" table:style-name="ce7">
            <text:p>16/02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2-23T00:00:00" table:style-name="ce7">
            <text:p>23/02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2-27T00:00:00" table:style-name="ce7">
            <text:p>27/02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3-01T00:00:00" table:style-name="ce7">
            <text:p>01/03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Tests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3-07T00:00:00" table:style-name="ce7">
            <text:p>07/03/2021</text:p>
          </table:table-cell>
          <table:table-cell office:value-type="string" table:style-name="ce5">
            <text:p>Test de la carte 3D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2T00:00:00" table:style-name="ce7">
            <text:p>22/03/2021</text:p>
          </table:table-cell>
          <table:table-cell office:value-type="string" table:style-name="ce5">
            <text:p>Debug Carte et positionnement châteaux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45M0S" table:style-name="ce6">
            <text:p>04:45</text:p>
          </table:table-cell>
          <table:table-cell office:value-type="date" office:date-value="2021-03-22T00:00:00" table:style-name="ce7">
            <text:p>22/03/2021</text:p>
          </table:table-cell>
          <table:table-cell office:value-type="string" table:style-name="ce5">
            <text:p>Issue 42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22T00:00:00" table:style-name="ce7">
            <text:p>22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8H0M0S" table:style-name="ce6">
            <text:p>08:00</text:p>
          </table:table-cell>
          <table:table-cell office:value-type="date" office:date-value="2021-03-22T00:00:00" table:style-name="ce7">
            <text:p>22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3T00:00:00" table:style-name="ce7">
            <text:p>23/03/2021</text:p>
          </table:table-cell>
          <table:table-cell office:value-type="string" table:style-name="ce5">
            <text:p>Issue 8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20M0S" table:style-name="ce6">
            <text:p>04:20</text:p>
          </table:table-cell>
          <table:table-cell office:value-type="date" office:date-value="2021-03-23T00:00:00" table:style-name="ce7">
            <text:p>23/03/2021</text:p>
          </table:table-cell>
          <table:table-cell office:value-type="string" table:style-name="ce5">
            <text:p>Issue 45,46,47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3T00:00:00" table:style-name="ce7">
            <text:p>23/03/2021</text:p>
          </table:table-cell>
          <table:table-cell office:value-type="string" table:style-name="ce5">
            <text:p>Issue 14, 3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7H0M0S" table:style-name="ce6">
            <text:p>07:00</text:p>
          </table:table-cell>
          <table:table-cell office:value-type="date" office:date-value="2021-03-23T00:00:00" table:style-name="ce7">
            <text:p>23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4T00:00:00" table:style-name="ce7">
            <text:p>24/03/2021</text:p>
          </table:table-cell>
          <table:table-cell office:value-type="string" table:style-name="ce5">
            <text:p>Issue 8 et Contrôle téléphon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4T00:00:00" table:style-name="ce7">
            <text:p>24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30M0S" table:style-name="ce6">
            <text:p>04:30</text:p>
          </table:table-cell>
          <table:table-cell office:value-type="date" office:date-value="2021-03-24T00:00:00" table:style-name="ce7">
            <text:p>24/03/2021</text:p>
          </table:table-cell>
          <table:table-cell office:value-type="string" table:style-name="ce5">
            <text:p>Issue 14 et 3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24T00:00:00" table:style-name="ce7">
            <text:p>24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5T00:00:00" table:style-name="ce7">
            <text:p>25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3-25T00:00:00" table:style-name="ce7">
            <text:p>25/03/2021</text:p>
          </table:table-cell>
          <table:table-cell office:value-type="string" table:style-name="ce5">
            <text:p>Issue 14 et 3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5T00:00:00" table:style-name="ce7">
            <text:p>25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6T00:00:00" table:style-name="ce7">
            <text:p>26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26T00:00:00" table:style-name="ce7">
            <text:p>26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3-26T00:00:00" table:style-name="ce7">
            <text:p>26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7T00:00:00" table:style-name="ce7">
            <text:p>27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3-28T00:00:00" table:style-name="ce7">
            <text:p>28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3-28T00:00:00" table:style-name="ce7">
            <text:p>28/03/2021</text:p>
          </table:table-cell>
          <table:table-cell office:value-type="string" table:style-name="ce5">
            <text:p>Issue 5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30M0S" table:style-name="ce6">
            <text:p>03:30</text:p>
          </table:table-cell>
          <table:table-cell office:value-type="date" office:date-value="2021-03-29T00:00:00" table:style-name="ce7">
            <text:p>29/03/2021</text:p>
          </table:table-cell>
          <table:table-cell office:value-type="string" table:style-name="ce5">
            <text:p>Issue 5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6H0M0S" table:style-name="ce6">
            <text:p>06:00</text:p>
          </table:table-cell>
          <table:table-cell office:value-type="date" office:date-value="2021-03-29T00:00:00" table:style-name="ce7">
            <text:p>29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29T00:00:00" table:style-name="ce7">
            <text:p>29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9H0M0S" table:style-name="ce6">
            <text:p>09:00</text:p>
          </table:table-cell>
          <table:table-cell office:value-type="date" office:date-value="2021-03-29T00:00:00" table:style-name="ce7">
            <text:p>29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30T00:00:00" table:style-name="ce7">
            <text:p>30/03/2021</text:p>
          </table:table-cell>
          <table:table-cell office:value-type="string" table:style-name="ce5">
            <text:p>Issue 50 et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55M0S" table:style-name="ce6">
            <text:p>05:55</text:p>
          </table:table-cell>
          <table:table-cell office:value-type="date" office:date-value="2021-03-30T00:00:00" table:style-name="ce7">
            <text:p>30/03/2021</text:p>
          </table:table-cell>
          <table:table-cell office:value-type="string" table:style-name="ce5">
            <text:p>Issue 43/48/51/5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30T00:00:00" table:style-name="ce7">
            <text:p>30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30T00:00:00" table:style-name="ce7">
            <text:p>30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31T00:00:00" table:style-name="ce7">
            <text:p>31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50M0S" table:style-name="ce6">
            <text:p>04:50</text:p>
          </table:table-cell>
          <table:table-cell office:value-type="date" office:date-value="2021-03-31T00:00:00" table:style-name="ce7">
            <text:p>31/03/2021</text:p>
          </table:table-cell>
          <table:table-cell office:value-type="string" table:style-name="ce5">
            <text:p>Issue 56/44/57/6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2H30M0S" table:style-name="ce6">
            <text:p>02:30</text:p>
          </table:table-cell>
          <table:table-cell office:value-type="date" office:date-value="2021-03-31T00:00:00" table:style-name="ce7">
            <text:p>31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3-31T00:00:00" table:style-name="ce7">
            <text:p>31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4-01T00:00:00" table:style-name="ce7">
            <text:p>01/04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4-01T00:00:00" table:style-name="ce7">
            <text:p>01/04/2021</text:p>
          </table:table-cell>
          <table:table-cell office:value-type="string" table:style-name="ce5">
            <text:p>Issue 5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4-01T00:00:00" table:style-name="ce7">
            <text:p>01/04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4-02T00:00:00" table:style-name="ce7">
            <text:p>02/04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6H0M0S" table:style-name="ce6">
            <text:p>06:00</text:p>
          </table:table-cell>
          <table:table-cell office:value-type="date" office:date-value="2021-04-02T00:00:00" table:style-name="ce7">
            <text:p>02/04/2021</text:p>
          </table:table-cell>
          <table:table-cell office:value-type="string" table:style-name="ce5">
            <text:p>Issue <text:s/>61/63/62/6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7H0M0S" table:style-name="ce6">
            <text:p>07:00</text:p>
          </table:table-cell>
          <table:table-cell office:value-type="date" office:date-value="2021-04-02T00:00:00" table:style-name="ce7">
            <text:p>02/04/2021</text:p>
          </table:table-cell>
          <table:table-cell office:value-type="string" table:style-name="ce5">
            <text:p>Issue 14 et 65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4" table:style-name="ce5">
            <text:p>Rédaction manuel utilisateur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4-02T00:00:00" table:style-name="ce7">
            <text:p>02/04/2021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6H0M0S" table:style-name="ce6">
            <text:p>06:00</text:p>
          </table:table-cell>
          <table:table-cell office:value-type="date" office:date-value="2021-04-03T00:00:00" table:style-name="ce7">
            <text:p>03/04/2021</text:p>
          </table:table-cell>
          <table:table-cell office:value-type="string" table:style-name="ce5">
            <text:p>Issue 52/68/5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0H30M0S" table:style-name="ce6">
            <text:p>00:30</text:p>
          </table:table-cell>
          <table:table-cell office:value-type="date" office:date-value="2021-04-03T00:00:00" table:style-name="ce7">
            <text:p>03/04/2021</text:p>
          </table:table-cell>
          <table:table-cell office:value-type="string" table:style-name="ce5">
            <text:p>Issue 69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8H0M0S" table:style-name="ce6">
            <text:p>08:00</text:p>
          </table:table-cell>
          <table:table-cell office:value-type="date" office:date-value="2021-04-03T00:00:00" table:style-name="ce7">
            <text:p>03/04/2021</text:p>
          </table:table-cell>
          <table:table-cell office:value-type="string" table:style-name="ce5">
            <text:p>Issue 14/65/66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4-04T00:00:00" table:style-name="ce7">
            <text:p>04/04/2021</text:p>
          </table:table-cell>
          <table:table-cell office:value-type="string" table:style-name="ce5">
            <text:p>Issue 70 et script d'installation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45M0S" table:style-name="ce6">
            <text:p>04:45</text:p>
          </table:table-cell>
          <table:table-cell office:value-type="date" office:date-value="2021-04-04T00:00:00" table:style-name="ce7">
            <text:p>04/04/2021</text:p>
          </table:table-cell>
          <table:table-cell office:value-type="string" table:style-name="ce5">
            <text:p>Issue 60/66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4" table:style-name="ce5">
            <text:p>Rédaction manuel utilisateur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4-04T00:00:00" table:style-name="ce7">
            <text:p>04/04/2021</text:p>
          </table:table-cell>
          <table:table-cell office:value-type="string" table:style-name="ce5">
            <text:p>Manuel utilisateur et MAJ suivi temp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30M0S" table:style-name="ce6">
            <text:p>04:30</text:p>
          </table:table-cell>
          <table:table-cell office:value-type="date" office:date-value="2021-04-04T00:00:00" table:style-name="ce7">
            <text:p>04/04/2021</text:p>
          </table:table-cell>
          <table:table-cell table:style-name="ce5"/>
          <table:table-cell table:number-columns-repeated="16379"/>
        </table:table-row>
        <table:table-row table:style-name="ro2">
          <table:table-cell table:content-validation-name="val1" table:style-name="ce5"/>
          <table:table-cell table:content-validation-name="val4" table:style-name="ce5"/>
          <table:table-cell table:number-columns-repeated="2" table:style-name="ce6"/>
          <table:table-cell table:style-name="ce5"/>
          <table:table-cell table:number-columns-repeated="16379"/>
        </table:table-row>
        <table:table-row table:number-rows-repeated="1048515" table:style-name="ro2">
          <table:table-cell table:number-columns-repeated="16384"/>
        </table:table-row>
      </table:table>
      <table:table table:name="Stats" table:style-name="ta2">
        <table:table-column table:style-name="co8" table:default-cell-style-name="ce1"/>
        <table:table-column table:style-name="co9" table:number-columns-repeated="5" table:default-cell-style-name="ce1"/>
        <table:table-column table:style-name="co7" table:number-columns-repeated="16378" table:default-cell-style-name="ce1"/>
        <table:table-row table:style-name="ro3">
          <table:table-cell office:value-type="string" table:number-columns-spanned="6" table:number-rows-spanned="1" table:style-name="ce8">
            <text:p>Suivi des temps passé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">
            <text:p>Statistiques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office:string-value="COSNIER" table:formula="of:=[Parametres.A2]" table:style-name="ce2">
            <text:p>COSNIER</text:p>
          </table:table-cell>
          <table:table-cell office:value-type="string" office:string-value="CHOLLET" table:formula="of:=[Parametres.A3]" table:style-name="ce2">
            <text:p>CHOLLET</text:p>
          </table:table-cell>
          <table:table-cell office:value-type="string" office:string-value="LE BORGNE" table:formula="of:=[Parametres.A4]" table:style-name="ce2">
            <text:p>LE BORGNE</text:p>
          </table:table-cell>
          <table:table-cell office:value-type="string" office:string-value="DESORMEAUX" table:formula="of:=[Parametres.A5]" table:style-name="ce2">
            <text:p>DESORMEAUX</text:p>
          </table:table-cell>
          <table:table-cell office:value-type="string" table:style-name="ce2">
            <text:p>Total</text:p>
          </table:table-cell>
          <table:table-cell table:number-columns-repeated="16378"/>
        </table:table-row>
        <table:table-row table:style-name="ro2">
          <table:table-cell office:value-type="string" office:string-value="Autre" table:formula="of:=[Parametres.D2]" table:style-name="ce10">
            <text:p>Autre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([.B6:.E6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Communication avec le client" table:formula="of:=[Parametres.D3]" table:style-name="ce10">
            <text:p>Communication avec le cli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7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7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7];[Temps.C7]:INDIRECT(SUBSTITUTE(&quot;Temps.CX&quot;;&quot;X&quot;;[.B24])))" table:style-name="ce6">
            <text:p>#REF!</text:p>
          </table:table-cell>
          <table:table-cell office:value-type="time" office:time-value="PT0H0M0S" table:formula="of:=SUM([.B7:.E7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Développement" table:formula="of:=[Parametres.D4]" table:style-name="ce10">
            <text:p>Développem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([.B8:.E8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Maintien du Wiki" table:formula="of:=[Parametres.D5]" table:style-name="ce10">
            <text:p>Maintien du Wiki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([.B9:.E9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cahier des tests" table:formula="of:=[Parametres.D6]" table:style-name="ce10">
            <text:p>Rédaction cahier des test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0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([.B10:.E10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compte rendu des réunions" table:formula="of:=[Parametres.D7]" table:style-name="ce10">
            <text:p>Rédaction compte rendu des réunion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11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([.B11:.E11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manuel utilisateur" table:formula="of:=[Parametres.D8]" table:style-name="ce10">
            <text:p>Rédaction manuel utilisateur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([.B12:.E12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compréhension" table:formula="of:=[Parametres.D9]" table:style-name="ce10">
            <text:p>Rédaction rapport de compréhens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([.B13:.E13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conception" table:formula="of:=[Parametres.D10]" table:style-name="ce10">
            <text:p>Rédaction rapport de concep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([.B14:.E14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spécifications" table:formula="of:=[Parametres.D11]" table:style-name="ce10">
            <text:p>Rédaction rapport de spécification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([.B15:.E15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unions avec le client" table:formula="of:=[Parametres.D12]" table:style-name="ce10">
            <text:p>Réunions avec le cli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([.B16:.E16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unions avec le tuteur" table:formula="of:=[Parametres.D13]" table:style-name="ce10">
            <text:p>Réunions avec le tuteur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([.B17:.E17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Tests" table:formula="of:=[Parametres.D14]" table:style-name="ce10">
            <text:p>Test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([.B18:.E18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Auto Formation" table:formula="of:=[Parametres.D15]" table:style-name="ce10">
            <text:p>Auto Forma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([.B19:.E19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echerche documentation" table:formula="of:=[Parametres.D16]" table:style-name="ce10">
            <text:p>Recherche documenta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21];[Temps.C7]:INDIRECT(SUBSTITUTE(&quot;Temps.CX&quot;;&quot;X&quot;;[.B24])))" table:style-name="ce6">
            <text:p>#REF!</text:p>
          </table:table-cell>
          <table:table-cell office:value-type="time" office:time-value="PT0H0M0S" table:formula="of:=SUM([.B20:.E20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Total</text:p>
          </table:table-cell>
          <table:table-cell office:value-type="time" office:time-value="PT0H0M0S" table:formula="of:=SUM([.B6:.B20])" table:style-name="ce11">
            <text:p>#REF!</text:p>
          </table:table-cell>
          <table:table-cell office:value-type="time" office:time-value="PT0H0M0S" table:formula="of:=SUM([.C6:.C20])" table:style-name="ce11">
            <text:p>#REF!</text:p>
          </table:table-cell>
          <table:table-cell office:value-type="time" office:time-value="PT0H0M0S" table:formula="of:=SUM([.D6:.D20])" table:style-name="ce11">
            <text:p>#REF!</text:p>
          </table:table-cell>
          <table:table-cell office:value-type="time" office:time-value="PT0H0M0S" table:formula="of:=SUM([.E6:.E20])" table:style-name="ce11">
            <text:p>#REF!</text:p>
          </table:table-cell>
          <table:table-cell office:value-type="time" office:time-value="PT0H0M0S" table:formula="of:=SUM([.F6:.F20])" table:style-name="ce11">
            <text:p>#REF!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Numéro dernière ligne des saisies</text:p>
          </table:table-cell>
          <table:table-cell office:value-type="float" office:value="11" table:style-name="ce1">
            <text:p>11</text:p>
          </table:table-cell>
          <table:table-cell table:number-columns-repeated="16382" table:style-name="ce1"/>
        </table:table-row>
        <table:table-row table:style-name="ro2">
          <table:table-cell table:style-name="ce1">
            <draw:frame draw:z-index="1" draw:id="id0" draw:style-name="a0" draw:name="Graphique 1" svg:x="0in" svg:y="0.15in" svg:width="11.41969in" svg:height="3.8488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</table:table>
      <table:table table:name="Parametres" table:style-name="ta2"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8" table:default-cell-style-name="ce1"/>
        <table:table-column table:style-name="co7" table:number-columns-repeated="16380" table:default-cell-style-name="ce1"/>
        <table:table-row table:style-name="ro2">
          <table:table-cell office:value-type="string" table:style-name="ce13">
            <text:p>Noms des étudiants</text:p>
          </table:table-cell>
          <table:table-cell office:value-type="string" table:style-name="ce13">
            <text:p>Projets</text:p>
          </table:table-cell>
          <table:table-cell office:value-type="string" table:style-name="ce13">
            <text:p>Groupe</text:p>
          </table:table-cell>
          <table:table-cell office:value-type="string" table:style-name="ce14">
            <text:p>Tâches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COSNIER</text:p>
          </table:table-cell>
          <table:table-cell office:value-type="string" table:style-name="ce15">
            <text:p>FelixDroid</text:p>
          </table:table-cell>
          <table:table-cell office:value-type="string" table:style-name="ce15">
            <text:p>Groupe A</text:p>
          </table:table-cell>
          <table:table-cell office:value-type="string" table:style-name="ce1">
            <text:p>Autre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CHOLLET</text:p>
          </table:table-cell>
          <table:table-cell office:value-type="string" table:style-name="ce15">
            <text:p>AECIUT</text:p>
          </table:table-cell>
          <table:table-cell office:value-type="string" table:style-name="ce15">
            <text:p>Groupe B</text:p>
          </table:table-cell>
          <table:table-cell office:value-type="string" table:style-name="ce1">
            <text:p>Communication avec le client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LE BORGNE</text:p>
          </table:table-cell>
          <table:table-cell office:value-type="string" table:style-name="ce15">
            <text:p>Poursuite d'études</text:p>
          </table:table-cell>
          <table:table-cell office:value-type="string" table:style-name="ce15">
            <text:p>Groupe C</text:p>
          </table:table-cell>
          <table:table-cell office:value-type="string" table:style-name="ce1">
            <text:p>Développement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DESORMEAUX</text:p>
          </table:table-cell>
          <table:table-cell office:value-type="string" table:style-name="ce15">
            <text:p>Mille sabords</text:p>
          </table:table-cell>
          <table:table-cell table:style-name="ce15"/>
          <table:table-cell office:value-type="string" table:style-name="ce1">
            <text:p>Maintien du Wiki</text:p>
          </table:table-cell>
          <table:table-cell table:number-columns-repeated="16380"/>
        </table:table-row>
        <table:table-row table:style-name="ro2">
          <table:table-cell table:style-name="ce15"/>
          <table:table-cell office:value-type="string" table:style-name="ce15">
            <text:p>Gadgeto</text:p>
          </table:table-cell>
          <table:table-cell table:style-name="ce15"/>
          <table:table-cell office:value-type="string" table:style-name="ce1">
            <text:p>Rédaction cahier des tests</text:p>
          </table:table-cell>
          <table:table-cell table:number-columns-repeated="16380"/>
        </table:table-row>
        <table:table-row table:style-name="ro2">
          <table:table-cell table:style-name="ce15"/>
          <table:table-cell office:value-type="string" table:style-name="ce15">
            <text:p>Opale IUT</text:p>
          </table:table-cell>
          <table:table-cell table:style-name="ce1"/>
          <table:table-cell office:value-type="string" table:style-name="ce1">
            <text:p>Rédaction compte rendu des réunion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manuel utilisateur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compréhens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concept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spécification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unions avec le client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unions avec le tuteur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Test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Auto Format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echerche documentat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Concept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Implémentation</text:p>
          </table:table-cell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Parametres.A2:Parametres.A5" table:name="groupe"/>
        <table:database-range table:target-range-address="Parametres.D5:Parametres.D104857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 number:style="long"/>
      <number:text>:</number:text>
      <number:minutes number:style="long"/>
    </number:tim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Pilote_32_de_32_donn_233_es_32_-_32_Cat_233_gorie" style:display-name="Pilote de données - Catégorie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lote_32_de_32_donn_233_es_32_-_32_Champ" style:display-name="Pilote de données - Champ" style:family="table-cell" style:data-style-name="N0">
      <style:table-cell-properties style:vertical-align="automatic" fo:background-color="transparent"/>
    </style:style>
    <style:style style:name="Pilote_32_de_32_donn_233_es_32_-_32_Coin" style:display-name="Pilote de données - Coin" style:family="table-cell" style:data-style-name="N0">
      <style:table-cell-properties style:vertical-align="automatic" fo:background-color="transparent"/>
    </style:style>
    <style:style style:name="Pilote_32_de_32_donn_233_es_32_-_32_R_233_sultat" style:display-name="Pilote de données - Résulta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lote_32_de_32_donn_233_es_32_-_32_Titre" style:display-name="Pilote de données - Titr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lote_32_de_32_donn_233_es_32_-_32_Valeur" style:display-name="Pilote de données - Valeur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Nicolas Le Sommer</meta:initial-creator>
    <dc:creator>Tom</dc:creator>
    <meta:creation-date>2010-10-06T16:14:11Z</meta:creation-date>
    <dc:date>2021-04-04T20:48:12Z</dc:date>
    <meta:editing-cycles>50</meta:editing-cycles>
    <meta:editing-duration>PT2623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7.1150393700788pt" svg:width="822.2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s passé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âches</text:p>
            </chart:title>
            <chart:categories table:cell-range-address="Stats.$A$6:.$A$20"/>
          </chart:axis>
          <chart:series chart:label-cell-address="Stats.$B$5" chart:values-cell-range-address="Stats.$B$6:.$B$20" chart:class="chart:bar" chart:attached-axis="primary-y" chart:style-name="G0S0">
            <chart:data-point chart:repeated="15"/>
          </chart:series>
          <chart:series chart:label-cell-address="Stats.$C$5" chart:values-cell-range-address="Stats.$C$6:.$C$20" chart:class="chart:bar" chart:attached-axis="primary-y" chart:style-name="G0S1">
            <chart:data-point chart:repeated="15"/>
          </chart:series>
          <chart:series chart:label-cell-address="Stats.$D$5" chart:values-cell-range-address="Stats.$D$6:.$D$20" chart:class="chart:bar" chart:attached-axis="primary-y" chart:style-name="G0S2">
            <chart:data-point chart:repeated="15"/>
          </chart:series>
          <chart:series chart:label-cell-address="Stats.$E$5" chart:values-cell-range-address="Stats.$E$6:.$E$20" chart:class="chart:bar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